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d67d8" officeooo:paragraph-rsid="000d67d8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9842413" text:style-name="L2">
        <text:list-item>
          <text:p text:style-name="P1"/>
        </text:list-item>
        <text:list-item>
          <text:p text:style-name="P1"><draw:frame draw:style-name="fr1" draw:name="Objeto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23T09:38:54.373575837</meta:creation-date>
    <meta:generator>LibreOffice/6.0.2.1.0$Linux_X86_64 LibreOffice_project/00m0$Build-1</meta:generator>
    <dc:date>2019-10-23T09:46:47.198156195</dc:date>
    <dc:creator>I103-02 </dc:creator>
    <meta:editing-duration>PT7M57S</meta:editing-duration>
    <meta:editing-cycles>1</meta:editing-cycles>
    <meta:document-statistic meta:table-count="0" meta:image-count="0" meta:object-count="1" meta:page-count="1" meta:paragraph-count="2" meta:word-count="2" meta:character-count="4" meta:non-whitespace-character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951cm" style:legend-expansion="high" chart:style-name="ch2"/>
        <chart:plot-area chart:style-name="ch3" chart:data-source-has-labels="both" svg:x="0.319cm" svg:y="0.179cm" svg:width="12.561cm" svg:height="8.641cm">
          <chartooo:coordinate-region svg:x="0.755cm" svg:y="0.378cm" svg:width="11.515cm" svg:height="7.795cm"/>
          <chart:axis chart:dimension="x" chart:name="primary-x" chart:style-name="ch4" chartooo:axis-type="auto">
            <chartooo:date-scale/>
            <chart:categories table:cell-range-address="local-table.$A$2:.$A$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a</text:p>
              </table:table-cell>
              <table:table-cell office:value-type="string">
                <text:p>Oferta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7.6">
                <text:p>7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